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 new roman" svg:font-family="'time new roman', Consolas, 'Courier New', 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503cm"/>
      <style:text-properties fo:color="#292929" fo:background-color="#ffffff"/>
    </style:style>
    <style:style style:name="P2" style:family="paragraph" style:parent-style-name="Standard">
      <style:text-properties style:font-name="Times New Roman" fo:font-size="16pt" fo:font-weight="bold" style:font-size-asian="16pt" style:font-weight-asian="bold" style:font-name-complex="Times New Roman1"/>
    </style:style>
    <style:style style:name="P3" style:family="paragraph" style:parent-style-name="Standard">
      <style:text-properties style:font-name="Times New Roman" fo:font-size="16pt" fo:font-weight="bold" fo:background-color="#ffff00" style:font-size-asian="16pt" style:font-weight-asian="bold" style:font-name-complex="Times New Roman1" style:font-weight-complex="bold"/>
    </style:style>
    <style:style style:name="P4" style:family="paragraph" style:parent-style-name="Standard">
      <style:text-properties style:font-name="Times New Roman" fo:font-size="16pt" fo:font-weight="bold" fo:background-color="#ffffff" style:font-size-asian="16pt" style:font-weight-asian="bold" style:font-name-complex="Times New Roman1" style:font-weight-complex="bold"/>
    </style:style>
    <style:style style:name="P5" style:family="paragraph" style:parent-style-name="Standard">
      <style:text-properties style:font-name="Times New Roman" fo:font-size="16pt" fo:font-weight="bold" fo:background-color="#ffffff" style:font-size-asian="16pt" style:font-weight-asian="bold" style:font-name-complex="Times New Roman"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master-page-name="Standard">
      <style:paragraph-properties style:page-number="auto"/>
      <style:text-properties style:font-name="Times New Roman" fo:font-size="16pt" fo:font-weight="bold" style:font-size-asian="16pt" style:font-weight-asian="bold" style:font-name-complex="Times New Roman1"/>
    </style:style>
    <style:style style:name="P8" style:family="paragraph" style:parent-style-name="Standard" style:list-style-name="L1">
      <style:text-properties style:font-name="Times New Roman" fo:font-size="16pt" fo:font-weight="bold" style:font-size-asian="16pt" style:font-weight-asian="bold" style:font-name-complex="Times New Roman1"/>
    </style:style>
    <style:style style:name="P9" style:family="paragraph" style:parent-style-name="Standard" style:list-style-name="L2">
      <style:text-properties style:font-name="Times New Roman" fo:font-size="16pt" fo:font-weight="bold" fo:background-color="#ffffff" style:font-size-asian="16pt" style:font-weight-asian="bold" style:font-name-complex="Times New Roman1" style:font-weight-complex="bold"/>
    </style:style>
    <style:style style:name="P10" style:family="paragraph" style:parent-style-name="Standard" style:list-style-name="L2">
      <style:text-properties fo:color="#292929" style:font-name="time new roman" fo:font-size="10.5pt" fo:font-weight="normal" fo:background-color="#ffffff" style:font-weight-asian="bold" style:font-weight-complex="bold"/>
    </style:style>
    <style:style style:name="P11" style:family="paragraph" style:parent-style-name="Standard" style:list-style-name="L3"/>
    <style:style style:name="P12" style:family="paragraph" style:parent-style-name="Standard" style:list-style-name="L4"/>
    <style:style style:name="T1" style:family="text">
      <style:text-properties style:font-name="Times New Roman" fo:font-size="16pt" style:font-size-asian="16pt" style:font-name-complex="Times New Roman1"/>
    </style:style>
    <style:style style:name="T2" style:family="text">
      <style:text-properties fo:color="#0f4a85" style:font-name="Times New Roman" fo:font-size="16pt" style:font-size-asian="16pt" style:font-name-complex="Times New Roman1"/>
    </style:style>
    <style:style style:name="T3" style:family="text">
      <style:text-properties fo:color="#0f4a85" style:font-name="time new roman" fo:font-size="10.5pt" fo:font-weight="normal"/>
    </style:style>
    <style:style style:name="T4" style:family="text">
      <style:text-properties fo:color="#001080" style:font-name="Times New Roman" fo:font-size="16pt" style:font-size-asian="16pt" style:font-name-complex="Times New Roman1"/>
    </style:style>
    <style:style style:name="T5" style:family="text">
      <style:text-properties fo:color="#001080" style:font-name="time new roman" fo:font-size="10.5pt" fo:font-weight="normal"/>
    </style:style>
    <style:style style:name="T6" style:family="text">
      <style:text-properties fo:color="#000000" style:font-name="Times New Roman" fo:font-size="16pt" style:font-size-asian="16pt" style:font-name-complex="Times New Roman1"/>
    </style:style>
    <style:style style:name="T7" style:family="text">
      <style:text-properties fo:color="#000000" style:font-name="time new roman" fo:font-size="10.5pt" fo:font-weight="normal"/>
    </style:style>
    <style:style style:name="T8" style:family="text">
      <style:text-properties style:font-name="time new roman" fo:font-size="10.5pt" fo:font-weight="normal"/>
    </style:style>
    <style:style style:name="T9" style:family="text">
      <style:text-properties fo:color="#02715d" style:font-name="time new roman" fo:font-size="10.5pt" fo:font-weight="normal"/>
    </style:style>
    <style:style style:name="T10" style:family="text">
      <style:text-properties fo:color="#5e2cbc" style:font-name="time new roman" fo:font-size="10.5pt"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ay 1 : 09-01-2023</text:p>
      <text:p text:style-name="P2"/>
      <text:list xml:id="list5637092687473165179" text:style-name="L1">
        <text:list-item>
          <text:p text:style-name="P8">create user defined object using function style, class style as well as literal style.(pending)</text:p>
        </text:list-item>
        <text:list-item>
          <text:p text:style-name="P8">Dispaly the employee details like id,name,salary desg using node js. </text:p>
        </text:list-item>
        <text:list-item>
          <text:p text:style-name="P8">Write function to do the add, sub, mul and div in node js </text:p>
        </text:list-item>
        <text:list-item>
          <text:p text:style-name="P8">In node js create array and store 10 names. Do the operation </text:p>
          <text:list>
            <text:list-item>
              <text:p text:style-name="P8">search name </text:p>
            </text:list-item>
            <text:list-item>
              <text:p text:style-name="P8">add new name in between array </text:p>
            </text:list-item>
            <text:list-item>
              <text:p text:style-name="P8">remove the name </text:p>
            </text:list-item>
            <text:list-item>
              <text:p text:style-name="P8">display all names using loop </text:p>
            </text:list-item>
          </text:list>
        </text:list-item>
      </text:list>
      <text:p text:style-name="P2"><text:s/></text:p>
      <text:p text:style-name="P3">Day 3 : 11-01-2023</text:p>
      <text:list xml:id="list2150211912858656068" text:style-name="L2">
        <text:list-item>
          <text:p text:style-name="P9">using fs module store product details like pid,name,price, qty etc.</text:p>
          <text:p text:style-name="P9">a. product id must be unique, price must be &gt; 500, qty 10 etc. </text:p>
          <text:p text:style-name="P10"><text:span text:style-name="T2">let</text:span><text:span text:style-name="T1"> </text:span><text:span text:style-name="T4">product</text:span><text:span text:style-name="T1"> </text:span><text:span text:style-name="T6">=</text:span><text:span text:style-name="T1"> {</text:span><text:span text:style-name="T4">pid:pidValue</text:span><text:span text:style-name="T1">,</text:span><text:span text:style-name="T4">pname:pnameValue</text:span><text:span text:style-name="T1">,</text:span><text:span text:style-name="T4">price:priceValue</text:span><text:span text:style-name="T1">,</text:span><text:span text:style-name="T4">url:urlValue</text:span><text:span text:style-name="T1">}</text:span></text:p>
        </text:list-item>
      </text:list>
      <text:p text:style-name="P1">    <text:span text:style-name="T3">let</text:span><text:span text:style-name="T8"> </text:span><text:span text:style-name="T5">products</text:span><text:span text:style-name="T8"> </text:span><text:span text:style-name="T7">=</text:span><text:span text:style-name="T8"> </text:span><text:span text:style-name="T9">JSON</text:span><text:span text:style-name="T8">.</text:span><text:span text:style-name="T10">parse</text:span><text:span text:style-name="T8">(</text:span><text:span text:style-name="T5">fs</text:span><text:span text:style-name="T8">.</text:span><text:span text:style-name="T10">readFileSync</text:span><text:span text:style-name="T8">(</text:span><text:span text:style-name="T3">"products.json"</text:span><text:span text:style-name="T8">));</text:span></text:p>
      <text:p text:style-name="P1">    <text:span text:style-name="T5">products</text:span><text:span text:style-name="T8">.</text:span><text:span text:style-name="T10">push</text:span><text:span text:style-name="T8">(</text:span><text:span text:style-name="T5">product</text:span><text:span text:style-name="T8">);</text:span></text:p>
      <text:p text:style-name="P1">    <text:span text:style-name="T5">fs</text:span><text:span text:style-name="T8">.</text:span><text:span text:style-name="T10">writeFileSync</text:span><text:span text:style-name="T8">(</text:span><text:span text:style-name="T3">"products.json"</text:span><text:span text:style-name="T8">,</text:span><text:span text:style-name="T9">JSON</text:span><text:span text:style-name="T8">.</text:span><text:span text:style-name="T10">stringify</text:span><text:span text:style-name="T8">(</text:span><text:span text:style-name="T5">products</text:span><text:span text:style-name="T8">));</text:span></text:p>
      <text:p text:style-name="P1">    <text:span text:style-name="T5">response</text:span><text:span text:style-name="T8">.</text:span><text:span text:style-name="T10">send</text:span><text:span text:style-name="T8">(</text:span><text:span text:style-name="T3">"Product Data stored"</text:span><text:span text:style-name="T8">);</text:span></text:p>
      <text:p text:style-name="P4"/>
      <text:p text:style-name="P4"/>
      <text:p text:style-name="P4">Day 4 : REST API (I done customer API)</text:p>
      <text:p text:style-name="P4"/>
      <text:p text:style-name="P4">Employee REST API </text:p>
      <text:p text:style-name="P4">Product REST API </text:p>
      <text:p text:style-name="P4">Account REST API </text:p>
      <text:p text:style-name="P4">Hospital REST API </text:p>
      <text:p text:style-name="P4"/>
      <text:p text:style-name="P4"/>
      <text:p text:style-name="P4"/>
      <text:p text:style-name="P4"/>
      <text:p text:style-name="P5">Day <text:tab/>25-01-2023</text:p>
      <text:p text:style-name="Standard"/>
      <text:list xml:id="list8586734348533649077" text:style-name="L3">
        <text:list-item>
          <text:p text:style-name="P11">Create Studnet colletion in mongo db database which cotnains _id, sname,age, class, marks as array (3 marks or 5 or 6)</text:p>
          <text:p text:style-name="P11">through node js we need to add student, delete student base upon _id, update student marks, retreive all student details. </text:p>
        </text:list-item>
      </text:list>
      <text:p text:style-name="Standard"/>
      <text:p text:style-name="Standard"/>
      <text:p text:style-name="P6"><text:soft-page-break/>Day 26-01-2022</text:p>
      <text:p text:style-name="Standard"/>
      <text:list xml:id="list2836972461929231719" text:style-name="L4">
        <text:list-item>
          <text:p text:style-name="P12">using fetch function call fake rest api of product, weather, employee etc</text:p>
        </text:list-item>
        <text:list-item>
          <text:p text:style-name="P12">using fetch fucntion with await and asynch all fake rest api product, weather, employee etc. </text:p>
        </text:list-item>
        <text:list-item>
          <text:p text:style-name="P12">Using fetch funtion call fake rest api of emplyee, todo and display on browser with the help of DOM concept. It may be table format or list format or any other format. </text:p>
        </text:list-item>
        <text:list-item>
          <text:p text:style-name="P12">Create rest api in existing project to find employee details whose age is &gt; 21</text:p>
        </text:list-item>
        <text:list-item>
          <text:p text:style-name="P12">create rest api in existing project to finde employee details whose salary is betweeen 20000 to 30000. </text:p>
        </text:list-item>
      </text:list>
      <text:p text:style-name="Standard"><text:s text:c="6"/>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 new roman" svg:font-family="'time new roman', Consolas, 'Courier New', 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6M19S</meta:editing-duration>
    <meta:editing-cycles>11</meta:editing-cycles>
    <meta:generator>OpenOffice/4.1.13$Win32 OpenOffice.org_project/4113m1$Build-9810</meta:generator>
    <dc:date>2023-01-26T22:02:23.65</dc:date>
    <dc:creator>A B</dc:creator>
    <meta:document-statistic meta:table-count="0" meta:image-count="0" meta:object-count="0" meta:page-count="2" meta:paragraph-count="33" meta:word-count="283" meta:character-count="1738"/>
    <meta:user-defined meta:name="Info 1"/>
    <meta:user-defined meta:name="Info 2"/>
    <meta:user-defined meta:name="Info 3"/>
    <meta:user-defined meta:name="Info 4"/>
  </office:meta>
</office:document-meta>
</file>